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200%"/>
      <style:text-properties fo:font-weight="bold" officeooo:rsid="0009f732" officeooo:paragraph-rsid="0009f732" style:font-weight-asian="bold" style:font-weight-complex="bold"/>
    </style:style>
    <style:style style:name="P2" style:family="paragraph" style:parent-style-name="Standard">
      <style:paragraph-properties fo:line-height="200%"/>
      <style:text-properties fo:font-weight="bold" officeooo:rsid="000decd3" officeooo:paragraph-rsid="000decd3" style:font-weight-asian="bold" style:font-weight-complex="bold"/>
    </style:style>
    <style:style style:name="P3" style:family="paragraph" style:parent-style-name="No_20_Spacing">
      <style:paragraph-properties fo:margin-left="0.5in" fo:margin-right="0in" fo:line-height="200%" fo:text-indent="0in" style:auto-text-indent="false"/>
      <style:text-properties officeooo:rsid="0009f732" officeooo:paragraph-rsid="0009f732" style:font-style-complex="italic"/>
    </style:style>
    <style:style style:name="P4" style:family="paragraph" style:parent-style-name="No_20_Spacing">
      <style:paragraph-properties fo:margin-left="0in" fo:margin-right="0in" fo:line-height="200%" fo:text-indent="0in" style:auto-text-indent="false"/>
      <style:text-properties officeooo:rsid="0009f732" officeooo:paragraph-rsid="0009f732" style:font-style-complex="italic"/>
    </style:style>
    <style:style style:name="P5" style:family="paragraph" style:parent-style-name="No_20_Spacing">
      <style:paragraph-properties fo:margin-left="0in" fo:margin-right="0in" fo:line-height="200%" fo:text-indent="0in" style:auto-text-indent="false"/>
      <style:text-properties officeooo:rsid="000b0c00" officeooo:paragraph-rsid="000b0c00" style:font-style-complex="italic"/>
    </style:style>
    <style:style style:name="P6" style:family="paragraph" style:parent-style-name="No_20_Spacing">
      <style:paragraph-properties fo:line-height="200%"/>
      <style:text-properties officeooo:rsid="0009f732" officeooo:paragraph-rsid="0009f732"/>
    </style:style>
    <style:style style:name="P7" style:family="paragraph" style:parent-style-name="No_20_Spacing" style:list-style-name="WWNum1">
      <style:paragraph-properties fo:line-height="200%"/>
      <style:text-properties officeooo:paragraph-rsid="0009f732"/>
    </style:style>
    <style:style style:name="P8" style:family="paragraph" style:parent-style-name="No_20_Spacing">
      <style:paragraph-properties fo:margin-left="0in" fo:margin-right="0in" fo:line-height="200%" fo:text-indent="0in" style:auto-text-indent="false"/>
      <style:text-properties officeooo:rsid="000b0c00" officeooo:paragraph-rsid="000b0c00" style:font-style-complex="italic"/>
    </style:style>
    <style:style style:name="P9" style:family="paragraph" style:parent-style-name="No_20_Spacing">
      <style:paragraph-properties fo:margin-left="0in" fo:margin-right="0in" fo:line-height="200%" fo:text-indent="0in" style:auto-text-indent="false"/>
      <style:text-properties officeooo:rsid="001012eb" officeooo:paragraph-rsid="001012eb" style:font-style-complex="italic"/>
    </style:style>
    <style:style style:name="T1" style:family="text">
      <style:text-properties style:font-style-complex="italic"/>
    </style:style>
    <style:style style:name="T2" style:family="text">
      <style:text-properties officeooo:rsid="000a997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w Plaza</text:p>
      <text:p text:style-name="P2">Exercise 3.3</text:p>
      <text:p text:style-name="P6">G = S → AB, A→ aAa, B→ bBb, A→e, B→ e</text:p>
      <text:list xml:id="list2730259459" text:style-name="WWNum1">
        <text:list-item>
          <text:p text:style-name="P7">Give a derivation for the string <text:span text:style-name="T1">aaaabbbbbb.</text:span></text:p>
        </text:list-item>
      </text:list>
      <text:p text:style-name="P3">S</text:p>
      <text:p text:style-name="P3">S → AB<text:tab/>AB</text:p>
      <text:p text:style-name="P3">B → bBb<text:tab/>AbBb</text:p>
      <text:p text:style-name="P3">A → aAa<text:tab/>aAabBb</text:p>
      <text:p text:style-name="P3">B → bBb<text:tab/>aAabbBbb</text:p>
      <text:p text:style-name="P3">A → aAa<text:tab/>aaAaabbBbb</text:p>
      <text:p text:style-name="P3">B → bBb<text:tab/>aaAaabbbBbbb</text:p>
      <text:p text:style-name="P3">A → e<text:tab/><text:tab/>aaaabbbBbbb</text:p>
      <text:p text:style-name="P3">B → e<text:tab/><text:tab/>aaaabbbbbb</text:p>
      <text:p text:style-name="P4"><text:tab/><text:span text:style-name="T2">We start with S which gives us AB, then we use the production B → bBb to get AbBb. We alternate using the production B → bBb and A → aAa 4 times, ending up with aaAaabbbBbbb. Then, we terminate using the production B → e and A → e. We derived aaaabbbbbb with our set of productions.</text:span></text:p>
      <text:p text:style-name="P4"/>
      <text:p text:style-name="P5">b.) Describe the language.</text:p>
      <text:p text:style-name="P5">L(G) = (aa)*(bb)*</text:p>
      <text:p text:style-name="P5"><text:tab/>This regex describes the language, namely that the language can be empty. <text:s/>If the language is not empty, it must contain an even amount of a’s or b’s, but it does not have to include both a’s or b’s. For instance, it can include only a’s or only 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_20_Spacing" style:display-name="No Spacing" style:family="paragraph" style:default-outline-level="">
      <style:paragraph-properties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23:36:21.071114767</meta:creation-date>
    <meta:generator>LibreOffice/5.3.1.2$Linux_X86_64 LibreOffice_project/30m0$Build-2</meta:generator>
    <dc:date>2017-03-30T10:37:05.855079711</dc:date>
    <meta:editing-duration>PT1H38M4S</meta:editing-duration>
    <meta:editing-cycles>8</meta:editing-cycles>
    <meta:document-statistic meta:table-count="0" meta:image-count="0" meta:object-count="0" meta:page-count="1" meta:paragraph-count="17" meta:word-count="171" meta:character-count="810" meta:non-whitespace-character-count="652"/>
  </office:meta>
</office:document-meta>
</file>